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CC99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3"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3">
      <style:table-cell-properties fo:background-color="#FFCC99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ackground-color="#FFCC99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0" style:family="table-cell" style:parent-style-name="Default" style:data-style-name="N2"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36">
      <style:table-cell-properties fo:background-color="#FFCC99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666875cm" style:use-optimal-column-width="true"/>
    </style:style>
    <style:style style:name="co9" style:family="table-column">
      <style:table-column-properties fo:break-before="auto" style:column-width="1.00541666666667cm" style:use-optimal-column-width="true"/>
    </style:style>
    <style:style style:name="co10" style:family="table-column">
      <style:table-column-properties fo:break-before="auto" style:column-width="3.01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le_Siz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4"/>
        <table:table-column table:style-name="co5" table:number-columns-repeated="1020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Framework</text:p>
          </table:table-cell>
          <table:table-cell office:value-type="string" table:style-name="ce2">
            <text:p>Jar w/deps, bytes</text:p>
          </table:table-cell>
          <table:table-cell office:value-type="string" table:style-name="ce3">
            <text:p>Jar w/deps, KB</text:p>
          </table:table-cell>
          <table:table-cell office:value-type="string" table:style-name="ce2">
            <text:p>Jar w/deps, MB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Dagger</text:p>
          </table:table-cell>
          <table:table-cell office:value-type="float" office:value="59488" table:style-name="ce5">
            <text:p>59,488</text:p>
          </table:table-cell>
          <table:table-cell office:value-type="float" office:value="58.09375" table:formula="of:=[.B2]/1024" table:style-name="ce6">
            <text:p>58</text:p>
          </table:table-cell>
          <table:table-cell office:value-type="float" office:value="5.6732177734375E-2" table:formula="of:=[.B2]/1024/1024" table:style-name="ce7">
            <text:p>0.0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yenne DI</text:p>
          </table:table-cell>
          <table:table-cell office:value-type="float" office:value="72865" table:style-name="ce5">
            <text:p>72,865</text:p>
          </table:table-cell>
          <table:table-cell office:value-type="float" office:value="71.1572265625" table:formula="of:=[.B3]/1024" table:style-name="ce6">
            <text:p>71</text:p>
          </table:table-cell>
          <table:table-cell office:value-type="float" office:value="6.9489479064941406E-2" table:formula="of:=[.B3]/1024/1024" table:style-name="ce7">
            <text:p>0.0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ootique 3</text:p>
          </table:table-cell>
          <table:table-cell office:value-type="float" office:value="2963924" table:style-name="ce5">
            <text:p>2,963,924</text:p>
          </table:table-cell>
          <table:table-cell office:value-type="float" office:value="2894.45703125" table:formula="of:=[.B4]/1024" table:style-name="ce6">
            <text:p>2,894</text:p>
          </table:table-cell>
          <table:table-cell office:value-type="float" office:value="2.8266181945800781" table:formula="of:=[.B4]/1024/1024" table:style-name="ce7">
            <text:p>2.8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uice</text:p>
          </table:table-cell>
          <table:table-cell office:value-type="float" office:value="3918836" table:style-name="ce5">
            <text:p>3,918,836</text:p>
          </table:table-cell>
          <table:table-cell office:value-type="float" office:value="3826.98828125" table:formula="of:=[.B5]/1024" table:style-name="ce6">
            <text:p>3,827</text:p>
          </table:table-cell>
          <table:table-cell office:value-type="float" office:value="3.7372932434082031" table:formula="of:=[.B5]/1024/1024" table:style-name="ce7">
            <text:p>3.7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nWebBeans</text:p>
          </table:table-cell>
          <table:table-cell office:value-type="float" office:value="1671552" table:style-name="ce5">
            <text:p>1,671,552</text:p>
          </table:table-cell>
          <table:table-cell office:value-type="float" office:value="1632.375" table:formula="of:=[.B6]/1024" table:style-name="ce6">
            <text:p>1,632</text:p>
          </table:table-cell>
          <table:table-cell office:value-type="float" office:value="1.5941162109375" table:formula="of:=[.B6]/1024/1024" table:style-name="ce7">
            <text:p>1.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ring</text:p>
          </table:table-cell>
          <table:table-cell office:value-type="float" office:value="4915026" table:style-name="ce5">
            <text:p>4,915,026</text:p>
          </table:table-cell>
          <table:table-cell office:value-type="float" office:value="4799.830078125" table:formula="of:=[.B7]/1024" table:style-name="ce6">
            <text:p>4,800</text:p>
          </table:table-cell>
          <table:table-cell office:value-type="float" office:value="4.6873340606689453" table:formula="of:=[.B7]/1024/1024" table:style-name="ce7">
            <text:p>4.6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ringBoot</text:p>
          </table:table-cell>
          <table:table-cell office:value-type="float" office:value="10336726" table:style-name="ce5">
            <text:p>10,336,726</text:p>
          </table:table-cell>
          <table:table-cell office:value-type="float" office:value="10094.458984375" table:formula="of:=[.B8]/1024" table:style-name="ce6">
            <text:p>10,094</text:p>
          </table:table-cell>
          <table:table-cell office:value-type="float" office:value="9.8578701019287109" table:formula="of:=[.B8]/1024/1024" table:style-name="ce7">
            <text:p>9.86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5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4">
            <text:p>bootique-rest*</text:p>
          </table:table-cell>
          <table:table-cell office:value-type="float" office:value="12178519" table:style-name="ce5">
            <text:p>12,178,519</text:p>
          </table:table-cell>
          <table:table-cell office:value-type="float" office:value="11893.0849609375" table:formula="of:=[.B10]/1024" table:style-name="ce6">
            <text:p>11,893</text:p>
          </table:table-cell>
          <table:table-cell office:value-type="float" office:value="11.614340782165527" table:formula="of:=[.B10]/1024/1024" table:style-name="ce7">
            <text:p>11.6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ringboot-rest</text:p>
          </table:table-cell>
          <table:table-cell office:value-type="float" office:value="20578184" table:style-name="ce5">
            <text:p>20,578,184</text:p>
          </table:table-cell>
          <table:table-cell office:value-type="float" office:value="20095.8828125" table:formula="of:=[.B11]/1024" table:style-name="ce6">
            <text:p>20,096</text:p>
          </table:table-cell>
          <table:table-cell office:value-type="float" office:value="19.624885559082031" table:formula="of:=[.B11]/1024/1024" table:style-name="ce7">
            <text:p>19.62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* the actual assembly is tar.gz, but compare the jar size for consistency</text:p>
          </table:table-cell>
          <table:table-cell table:style-name="ce4"/>
          <table:table-cell table:style-name="ce8"/>
          <table:table-cell table:number-columns-repeated="16381" table:style-name="ce4"/>
        </table:table-row>
        <table:table-row table:number-rows-repeated="1048562" table:style-name="ro1">
          <table:table-cell table:number-columns-repeated="16384"/>
        </table:table-row>
      </table:table>
      <table:table table:name="Memory" table:style-name="ta2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16381" table:default-cell-style-name="ce4"/>
        <table:table-row table:style-name="ro1">
          <table:table-cell table:style-name="ce2"/>
          <table:table-cell office:value-type="string" table:style-name="ce2">
            <text:p>bytes</text:p>
          </table:table-cell>
          <table:table-cell office:value-type="string" table:style-name="ce2">
            <text:p>MB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bootique</text:p>
          </table:table-cell>
          <table:table-cell office:value-type="float" office:value="1493296" table:style-name="ce4">
            <text:p>1493296</text:p>
          </table:table-cell>
          <table:table-cell office:value-type="float" office:value="1.4241180419921875" table:formula="of:=[.B2]/1024/1024" table:style-name="ce10">
            <text:p>1.4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ringboot</text:p>
          </table:table-cell>
          <table:table-cell office:value-type="float" office:value="6310944" table:style-name="ce4">
            <text:p>6310944</text:p>
          </table:table-cell>
          <table:table-cell office:value-type="float" office:value="6.018585205078125" table:formula="of:=[.B3]/1024/1024" table:style-name="ce10">
            <text:p>6.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ootique-rest</text:p>
          </table:table-cell>
          <table:table-cell office:value-type="float" office:value="8914352" table:style-name="ce4">
            <text:p>8914352</text:p>
          </table:table-cell>
          <table:table-cell office:value-type="float" office:value="8.5013885498046875" table:formula="of:=[.B5]/1024/1024" table:style-name="ce10">
            <text:p>8.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springboot-rest</text:p>
          </table:table-cell>
          <table:table-cell office:value-type="float" office:value="12742976" table:style-name="ce4">
            <text:p>12742976</text:p>
          </table:table-cell>
          <table:table-cell office:value-type="float" office:value="12.15264892578125" table:formula="of:=[.B6]/1024/1024" table:style-name="ce10">
            <text:p>12.15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Exec_Times" table:style-name="ta1">
        <table:table-column table:style-name="co10" table:default-cell-style-name="ce4"/>
        <table:table-column table:style-name="co5" table:number-columns-repeated="3" table:default-cell-style-name="ce4"/>
        <table:table-column table:style-name="co5" table:default-cell-style-name="ce8"/>
        <table:table-column table:style-name="co5" table:number-columns-repeated="1019" table:default-cell-style-name="ce4"/>
        <table:table-column table:style-name="co6" table:number-columns-repeated="15360" table:default-cell-style-name="ce4"/>
        <table:table-row table:style-name="ro1">
          <table:table-cell table:style-name="ce2"/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3">
            <text:p>Average, 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4">
            <text:p>Dagger</text:p>
          </table:table-cell>
          <table:table-cell office:value-type="float" office:value="0.09" table:style-name="ce4">
            <text:p>0.09</text:p>
          </table:table-cell>
          <table:table-cell office:value-type="float" office:value="9.1999999999999998E-2" table:style-name="ce4">
            <text:p>0.092</text:p>
          </table:table-cell>
          <table:table-cell office:value-type="float" office:value="8.8999999999999996E-2" table:style-name="ce4">
            <text:p>0.089</text:p>
          </table:table-cell>
          <table:table-cell office:value-type="float" office:value="9.0333333333333335E-2" table:formula="of:=AVERAGE([.B2:.D2])" table:style-name="ce11">
            <text:p>0.0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yenne DI</text:p>
          </table:table-cell>
          <table:table-cell office:value-type="float" office:value="0.105" table:style-name="ce4">
            <text:p>0.105</text:p>
          </table:table-cell>
          <table:table-cell office:value-type="float" office:value="0.104" table:style-name="ce4">
            <text:p>0.104</text:p>
          </table:table-cell>
          <table:table-cell office:value-type="float" office:value="0.106" table:style-name="ce4">
            <text:p>0.106</text:p>
          </table:table-cell>
          <table:table-cell office:value-type="float" office:value="0.105" table:formula="of:=AVERAGE([.B3:.D3])" table:style-name="ce11">
            <text:p>0.1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ootique 3</text:p>
          </table:table-cell>
          <table:table-cell office:value-type="float" office:value="0.16800000000000001" table:style-name="ce4">
            <text:p>0.168</text:p>
          </table:table-cell>
          <table:table-cell office:value-type="float" office:value="0.153" table:style-name="ce4">
            <text:p>0.153</text:p>
          </table:table-cell>
          <table:table-cell office:value-type="float" office:value="0.151" table:style-name="ce4">
            <text:p>0.151</text:p>
          </table:table-cell>
          <table:table-cell office:value-type="float" office:value="0.15733333333333333" table:formula="of:=AVERAGE([.B4:.D4])" table:style-name="ce11">
            <text:p>0.1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uice</text:p>
          </table:table-cell>
          <table:table-cell office:value-type="float" office:value="0.20599999999999999" table:style-name="ce4">
            <text:p>0.206</text:p>
          </table:table-cell>
          <table:table-cell office:value-type="float" office:value="0.20499999999999999" table:style-name="ce4">
            <text:p>0.205</text:p>
          </table:table-cell>
          <table:table-cell office:value-type="float" office:value="0.20100000000000001" table:style-name="ce4">
            <text:p>0.201</text:p>
          </table:table-cell>
          <table:table-cell office:value-type="float" office:value="0.20399999999999999" table:formula="of:=AVERAGE([.B5:.D5])" table:style-name="ce11">
            <text:p>0.2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penWebBeans</text:p>
          </table:table-cell>
          <table:table-cell table:number-columns-repeated="3" table:style-name="ce4"/>
          <table:table-cell office:value-type="float" office:value="0" table:formula="of:=AVERAGE([.B6:.D6])" table:style-name="ce11">
            <text:p>#DIV/0!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g</text:p>
          </table:table-cell>
          <table:table-cell office:value-type="float" office:value="0.22" table:style-name="ce4">
            <text:p>0.22</text:p>
          </table:table-cell>
          <table:table-cell office:value-type="float" office:value="0.223" table:style-name="ce4">
            <text:p>0.223</text:p>
          </table:table-cell>
          <table:table-cell office:value-type="float" office:value="0.221" table:style-name="ce4">
            <text:p>0.221</text:p>
          </table:table-cell>
          <table:table-cell office:value-type="float" office:value="0.22133333333333335" table:formula="of:=AVERAGE([.B7:.D7])" table:style-name="ce11">
            <text:p>0.2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gBoot</text:p>
          </table:table-cell>
          <table:table-cell office:value-type="float" office:value="0.73599999999999999" table:style-name="ce4">
            <text:p>0.736</text:p>
          </table:table-cell>
          <table:table-cell office:value-type="float" office:value="0.754" table:style-name="ce4">
            <text:p>0.754</text:p>
          </table:table-cell>
          <table:table-cell office:value-type="float" office:value="0.74" table:style-name="ce4">
            <text:p>0.74</text:p>
          </table:table-cell>
          <table:table-cell office:value-type="float" office:value="0.74333333333333329" table:formula="of:=AVERAGE([.B8:.D8])" table:style-name="ce11">
            <text:p>0.7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ootique-rest</text:p>
          </table:table-cell>
          <table:table-cell office:value-type="float" office:value="0.69299999999999995" table:style-name="ce4">
            <text:p>0.693</text:p>
          </table:table-cell>
          <table:table-cell office:value-type="float" office:value="0.69099999999999995" table:style-name="ce4">
            <text:p>0.691</text:p>
          </table:table-cell>
          <table:table-cell office:value-type="float" office:value="0.7" table:style-name="ce4">
            <text:p>0.7</text:p>
          </table:table-cell>
          <table:table-cell office:value-type="float" office:value="0.69466666666666654" table:formula="of:=AVERAGE([.B10:.D10])" table:style-name="ce11">
            <text:p>0.6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gboot-rest</text:p>
          </table:table-cell>
          <table:table-cell office:value-type="float" office:value="1.3029999999999999" table:style-name="ce4">
            <text:p>1.303</text:p>
          </table:table-cell>
          <table:table-cell office:value-type="float" office:value="1.292" table:style-name="ce4">
            <text:p>1.292</text:p>
          </table:table-cell>
          <table:table-cell office:value-type="float" office:value="1.3180000000000001" table:style-name="ce4">
            <text:p>1.318</text:p>
          </table:table-cell>
          <table:table-cell office:value-type="float" office:value="1.3043333333333333" table:formula="of:=AVERAGE([.B11:.D11])" table:style-name="ce11">
            <text:p>1.30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Andrei Adamchik</dc:creator>
    <meta:creation-date>2020-04-15T17:26:05Z</meta:creation-date>
    <dc:date>2024-04-12T17:33:43Z</dc:date>
    <meta:editing-cycles>16</meta:editing-cycles>
    <meta:editing-duration>PT6324S</meta:editing-duration>
  </office:meta>
</office:document-meta>
</file>